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break-before="page"/>
      <style:text-properties officeooo:paragraph-rsid="0042cf33"/>
    </style:style>
    <style:style style:name="P11" style:family="paragraph" style:parent-style-name="Normal">
      <style:paragraph-properties fo:text-align="justify" style:justify-single-word="false"/>
      <style:text-properties officeooo:paragraph-rsid="0042cf33"/>
    </style:style>
    <style:style style:name="P12" style:family="paragraph" style:parent-style-name="Normal">
      <style:paragraph-properties fo:text-align="justify" style:justify-single-word="false" fo:break-before="page"/>
    </style:style>
    <style:style style:name="P13" style:family="paragraph" style:parent-style-name="Frame_20_contents">
      <style:paragraph-properties fo:text-align="justify" style:justify-single-word="false"/>
    </style:style>
    <style:style style:name="P14" style:family="paragraph" style:parent-style-name="Normal">
      <style:paragraph-properties fo:text-align="justify" style:justify-single-word="false"/>
      <style:text-properties officeooo:paragraph-rsid="009e316d"/>
    </style:style>
    <style:style style:name="P15" style:family="paragraph" style:parent-style-name="Normal">
      <style:paragraph-properties fo:text-align="justify" style:justify-single-word="false" fo:break-before="page"/>
      <style:text-properties officeooo:paragraph-rsid="009f03af"/>
    </style:style>
    <style:style style:name="P16" style:family="paragraph" style:parent-style-name="Figure">
      <style:text-properties fo:font-weight="bold" style:font-weight-asian="bold" style:font-weight-complex="bold"/>
    </style:style>
    <style:style style:name="P17" style:family="paragraph" style:parent-style-name="First_20_line_20_indent">
      <style:paragraph-properties fo:text-indent="0in" style:auto-text-indent="false"/>
      <style:text-properties fo:font-weight="bold" officeooo:rsid="009e2d5b" officeooo:paragraph-rsid="009e2d5b"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9"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21"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3"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25"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7"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8"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9"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30" style:family="paragraph" style:parent-style-name="First_20_line_20_indent">
      <style:text-properties officeooo:paragraph-rsid="004fae73"/>
    </style:style>
    <style:style style:name="P31" style:family="paragraph" style:parent-style-name="First_20_line_20_indent">
      <style:text-properties officeooo:paragraph-rsid="0062d807"/>
    </style:style>
    <style:style style:name="P32" style:family="paragraph" style:parent-style-name="First_20_line_20_indent">
      <style:text-properties officeooo:paragraph-rsid="00810eb8"/>
    </style:style>
    <style:style style:name="P33" style:family="paragraph" style:parent-style-name="First_20_line_20_indent">
      <style:text-properties officeooo:paragraph-rsid="0088fcf6"/>
    </style:style>
    <style:style style:name="P34" style:family="paragraph" style:parent-style-name="First_20_line_20_indent">
      <style:text-properties officeooo:paragraph-rsid="0092b5e0"/>
    </style:style>
    <style:style style:name="P35" style:family="paragraph" style:parent-style-name="First_20_line_20_indent">
      <style:text-properties officeooo:paragraph-rsid="0093c5c9"/>
    </style:style>
    <style:style style:name="P36" style:family="paragraph" style:parent-style-name="First_20_line_20_indent">
      <style:text-properties officeooo:rsid="009e2d5b" officeooo:paragraph-rsid="009e2d5b"/>
    </style:style>
    <style:style style:name="P37" style:family="paragraph" style:parent-style-name="First_20_line_20_indent">
      <style:text-properties officeooo:paragraph-rsid="004fae73" fo:background-color="#ffff00"/>
    </style:style>
    <style:style style:name="P38"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39" style:family="paragraph" style:parent-style-name="Heading_20_3">
      <style:text-properties officeooo:paragraph-rsid="004fae73"/>
    </style:style>
    <style:style style:name="P40" style:family="paragraph" style:parent-style-name="Heading_20_4">
      <style:text-properties officeooo:rsid="006ac386"/>
    </style:style>
    <style:style style:name="P41" style:family="paragraph" style:parent-style-name="Heading_20_4">
      <style:text-properties officeooo:rsid="0070c2d9" officeooo:paragraph-rsid="007487bf"/>
    </style:style>
    <style:style style:name="P42" style:family="paragraph" style:parent-style-name="Heading_20_4">
      <style:text-properties fo:background-color="#ffff00"/>
    </style:style>
    <style:style style:name="P43" style:family="paragraph" style:parent-style-name="Heading_20_4">
      <style:text-properties officeooo:rsid="00555caf" officeooo:paragraph-rsid="00555caf"/>
    </style:style>
    <style:style style:name="P4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8e52e" style:font-size-asian="11pt" style:font-name-complex="Calibri2" style:font-size-complex="11pt"/>
    </style:style>
    <style:style style:name="T49" style:family="text">
      <style:text-properties style:font-name="Calibri2" fo:font-size="11pt" officeooo:rsid="009a00f8" style:font-size-asian="11pt" style:font-name-complex="Calibri2" style:font-size-complex="11pt"/>
    </style:style>
    <style:style style:name="T50" style:family="text">
      <style:text-properties style:font-name="Calibri2" fo:font-size="11pt" officeooo:rsid="009b8f91" style:font-size-asian="11pt" style:font-name-complex="Calibri2" style:font-size-complex="11pt"/>
    </style:style>
    <style:style style:name="T51" style:family="text">
      <style:text-properties style:font-name="Calibri2" fo:font-size="11pt" officeooo:rsid="009ba5d8" style:font-size-asian="11pt" style:font-name-complex="Calibri2" style:font-size-complex="11pt"/>
    </style:style>
    <style:style style:name="T52" style:family="text">
      <style:text-properties style:font-name="Calibri2" fo:font-size="11pt" officeooo:rsid="009e316d" style:font-size-asian="11pt" style:font-name-complex="Calibri2" style:font-size-complex="11pt"/>
    </style:style>
    <style:style style:name="T53" style:family="text">
      <style:text-properties style:font-name="Calibri2" fo:font-size="11pt" officeooo:rsid="000b88f1" style:font-size-asian="11pt" style:font-size-complex="11pt"/>
    </style:style>
    <style:style style:name="T54" style:family="text">
      <style:text-properties style:font-name="Calibri2" fo:font-size="11pt" officeooo:rsid="002e4eca" style:font-size-asian="11pt" style:font-size-complex="11pt"/>
    </style:style>
    <style:style style:name="T55" style:family="text">
      <style:text-properties style:font-name="Calibri2" fo:font-size="11pt" officeooo:rsid="003098f7" style:font-size-asian="11pt" style:font-size-complex="11pt"/>
    </style:style>
    <style:style style:name="T56" style:family="text">
      <style:text-properties style:font-name="Calibri2" fo:font-size="11pt" fo:font-style="italic" style:font-size-asian="11pt" style:font-style-asian="italic" style:font-name-complex="Calibri2" style:font-size-complex="11pt" style:font-style-complex="italic"/>
    </style:style>
    <style:style style:name="T57" style:family="text">
      <style:text-properties style:font-name="Calibri2" fo:font-size="11pt" fo:font-style="italic" officeooo:rsid="006155f6" style:font-size-asian="11pt" style:font-style-asian="italic" style:font-name-complex="Calibri2" style:font-size-complex="11pt" style:font-style-complex="italic"/>
    </style:style>
    <style:style style:name="T58" style:family="text">
      <style:text-properties style:font-name="Calibri2" fo:font-size="11pt" fo:font-style="italic" officeooo:rsid="006145a8" style:font-size-asian="11pt" style:font-style-asian="italic" style:font-name-complex="Calibri2" style:font-size-complex="11pt" style:font-style-complex="italic"/>
    </style:style>
    <style:style style:name="T59" style:family="text">
      <style:text-properties style:font-name="Calibri2" fo:font-size="11pt" fo:font-style="italic" officeooo:rsid="0062c561" style:font-size-asian="11pt" style:font-style-asian="italic" style:font-name-complex="Calibri2" style:font-size-complex="11pt" style:font-style-complex="italic"/>
    </style:style>
    <style:style style:name="T60" style:family="text">
      <style:text-properties style:font-name="Calibri2" fo:font-size="11pt" fo:font-style="italic" officeooo:rsid="006cdc9b" style:font-size-asian="11pt" style:font-style-asian="italic" style:font-name-complex="Calibri2" style:font-size-complex="11pt" style:font-style-complex="italic"/>
    </style:style>
    <style:style style:name="T61" style:family="text">
      <style:text-properties style:font-name="Calibri2" fo:font-size="11pt" fo:font-style="italic" officeooo:rsid="007ecc3b" style:font-size-asian="11pt" style:font-style-asian="italic" style:font-name-complex="Calibri2" style:font-size-complex="11pt" style:font-style-complex="italic"/>
    </style:style>
    <style:style style:name="T62"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63"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64"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65" style:family="text">
      <style:text-properties style:font-name="Calibri2" fo:font-size="11pt" fo:background-color="#ffff00" loext:char-shading-value="0" style:font-size-asian="11pt" style:font-name-complex="Calibri2" style:font-size-complex="11pt"/>
    </style:style>
    <style:style style:name="T66" style:family="text">
      <style:text-properties style:font-name="Calibri2" fo:font-size="11pt" officeooo:rsid="00810eb8" fo:background-color="#ffff00" loext:char-shading-value="0" style:font-size-asian="11pt" style:font-name-complex="Calibri2" style:font-size-complex="11pt"/>
    </style:style>
    <style:style style:name="T67" style:family="text">
      <style:text-properties style:font-name="Calibri2" fo:font-size="11pt" officeooo:rsid="009ba5d8" fo:background-color="#ffff00" loext:char-shading-value="0" style:font-size-asian="11pt" style:font-name-complex="Calibri2" style:font-size-complex="11pt"/>
    </style:style>
    <style:style style:name="T68" style:family="text">
      <style:text-properties style:font-name="Calibri2" fo:font-size="11pt" officeooo:rsid="0098e52e" fo:background-color="#ffff00" loext:char-shading-value="0" style:font-size-asian="11pt" style:font-name-complex="Calibri2" style:font-size-complex="11pt"/>
    </style:style>
    <style:style style:name="T69" style:family="text">
      <style:text-properties style:font-name="Calibri2" fo:font-size="11pt" officeooo:rsid="009b8f91" fo:background-color="transparent" loext:char-shading-value="0" style:font-size-asian="11pt" style:font-name-complex="Calibri2" style:font-size-complex="11pt"/>
    </style:style>
    <style:style style:name="T70"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71"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72" style:family="text">
      <style:text-properties style:font-name="Calibri2" style:font-name-complex="Arial"/>
    </style:style>
    <style:style style:name="T73" style:family="text">
      <style:text-properties style:font-name="Calibri2" fo:font-weight="normal" officeooo:rsid="0025198f" style:font-weight-asian="normal" style:font-weight-complex="normal"/>
    </style:style>
    <style:style style:name="T74" style:family="text">
      <style:text-properties style:font-name="Calibri2" fo:font-weight="normal" officeooo:rsid="0015116b" style:font-weight-asian="normal" style:font-weight-complex="normal"/>
    </style:style>
    <style:style style:name="T75" style:family="text">
      <style:text-properties style:font-name="Calibri2" fo:font-weight="normal" officeooo:rsid="00241cfd" style:font-weight-asian="normal" style:font-weight-complex="normal"/>
    </style:style>
    <style:style style:name="T76" style:family="text">
      <style:text-properties style:font-name="Calibri2" fo:font-weight="normal" style:font-weight-asian="normal" style:font-name-complex="Arial" style:font-weight-complex="normal"/>
    </style:style>
    <style:style style:name="T77" style:family="text">
      <style:text-properties style:font-name="Calibri2" fo:font-weight="normal" officeooo:rsid="00465e97" style:font-weight-asian="normal" style:font-name-complex="Arial" style:font-weight-complex="normal"/>
    </style:style>
    <style:style style:name="T78" style:family="text">
      <style:text-properties fo:font-weight="bold" style:font-weight-asian="bold" style:font-weight-complex="bold"/>
    </style:style>
    <style:style style:name="T79" style:family="text">
      <style:text-properties fo:font-weight="bold" officeooo:rsid="00253813" style:font-weight-asian="bold" style:font-weight-complex="bold"/>
    </style:style>
    <style:style style:name="T80" style:family="text">
      <style:text-properties fo:font-weight="bold" officeooo:rsid="0027f396" style:font-weight-asian="bold" style:font-weight-complex="bold"/>
    </style:style>
    <style:style style:name="T81" style:family="text">
      <style:text-properties fo:font-weight="bold" officeooo:rsid="00271d71" style:font-weight-asian="bold" style:font-weight-complex="bold"/>
    </style:style>
    <style:style style:name="T82" style:family="text">
      <style:text-properties fo:font-weight="bold" officeooo:rsid="003ee734" style:font-weight-asian="bold" style:font-weight-complex="bold"/>
    </style:style>
    <style:style style:name="T83" style:family="text">
      <style:text-properties fo:font-weight="bold" officeooo:rsid="0040324e" style:font-weight-asian="bold" style:font-weight-complex="bold"/>
    </style:style>
    <style:style style:name="T84" style:family="text">
      <style:text-properties fo:font-weight="bold" officeooo:rsid="0042cf33" style:font-weight-asian="bold" style:font-weight-complex="bold"/>
    </style:style>
    <style:style style:name="T85" style:family="text">
      <style:text-properties fo:font-weight="bold" officeooo:rsid="009e316d" style:font-weight-asian="bold" style:font-weight-complex="bold"/>
    </style:style>
    <style:style style:name="T86" style:family="text">
      <style:text-properties fo:font-weight="bold" officeooo:rsid="009f03af" style:font-weight-asian="bold" style:font-weight-complex="bold"/>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fo:font-style="italic" officeooo:rsid="006155f6" style:font-style-asian="italic" style:font-style-complex="italic"/>
    </style:style>
    <style:style style:name="T90" style:family="text">
      <style:text-properties fo:font-style="italic" fo:font-weight="normal" officeooo:rsid="00109b02" style:font-style-asian="italic" style:font-weight-asian="normal" style:font-style-complex="italic" style:font-weight-complex="normal"/>
    </style:style>
    <style:style style:name="T91" style:family="text">
      <style:text-properties fo:font-style="italic" fo:font-weight="normal" officeooo:rsid="0040324e" style:font-style-asian="italic" style:font-weight-asian="normal" style:font-weight-complex="normal"/>
    </style:style>
    <style:style style:name="T92" style:family="text">
      <style:text-properties officeooo:rsid="0002c0f1"/>
    </style:style>
    <style:style style:name="T93" style:family="text">
      <style:text-properties officeooo:rsid="00040a2b"/>
    </style:style>
    <style:style style:name="T94" style:family="text">
      <style:text-properties officeooo:rsid="000686ba"/>
    </style:style>
    <style:style style:name="T95" style:family="text">
      <style:text-properties officeooo:rsid="000a27ed"/>
    </style:style>
    <style:style style:name="T96" style:family="text">
      <style:text-properties style:text-position="sub 58%"/>
    </style:style>
    <style:style style:name="T97" style:family="text">
      <style:text-properties style:text-position="sub 58%" style:font-name="Calibri2" fo:font-size="11pt" style:font-size-asian="11pt" style:font-name-complex="Calibri2" style:font-size-complex="11pt"/>
    </style:style>
    <style:style style:name="T98" style:family="text">
      <style:text-properties style:text-position="sub 58%" style:font-name="Calibri2" fo:font-size="11pt" officeooo:rsid="00100115" style:font-size-asian="11pt" style:font-name-complex="Calibri2" style:font-size-complex="11pt"/>
    </style:style>
    <style:style style:name="T99" style:family="text">
      <style:text-properties style:text-position="sub 58%" style:font-name="Calibri2" fo:font-size="11pt" officeooo:rsid="000b88f1" style:font-size-asian="11pt" style:font-name-complex="Calibri2" style:font-size-complex="11pt"/>
    </style:style>
    <style:style style:name="T100" style:family="text">
      <style:text-properties style:text-position="sub 58%" style:font-name="Calibri2" fo:font-size="11pt" officeooo:rsid="00040a2b" style:font-size-asian="11pt" style:font-name-complex="Calibri2" style:font-size-complex="11pt"/>
    </style:style>
    <style:style style:name="T101" style:family="text">
      <style:text-properties style:text-position="sub 58%" style:font-name="Calibri2" fo:font-size="11pt" officeooo:rsid="006155f6" style:font-size-asian="11pt" style:font-name-complex="Calibri2" style:font-size-complex="11pt"/>
    </style:style>
    <style:style style:name="T102" style:family="text">
      <style:text-properties style:text-position="sub 58%" style:font-name="Calibri2" fo:font-size="11pt" officeooo:rsid="00665d67" style:font-size-asian="11pt" style:font-name-complex="Calibri2" style:font-size-complex="11pt"/>
    </style:style>
    <style:style style:name="T103" style:family="text">
      <style:text-properties style:text-position="sub 58%" style:font-name="Calibri2" fo:font-size="11pt" officeooo:rsid="00668f69" style:font-size-asian="11pt" style:font-name-complex="Calibri2" style:font-size-complex="11pt"/>
    </style:style>
    <style:style style:name="T104" style:family="text">
      <style:text-properties style:text-position="sub 58%" style:font-name="Calibri2" fo:font-size="11pt" officeooo:rsid="007b33a4" style:font-size-asian="11pt" style:font-name-complex="Calibri2" style:font-size-complex="11pt"/>
    </style:style>
    <style:style style:name="T105" style:family="text">
      <style:text-properties style:text-position="sub 58%" style:font-name="Calibri2" fo:font-size="11pt" officeooo:rsid="007ecc3b" style:font-size-asian="11pt" style:font-name-complex="Calibri2" style:font-size-complex="11pt"/>
    </style:style>
    <style:style style:name="T106" style:family="text">
      <style:text-properties style:text-position="sub 58%" style:font-name="Calibri2" fo:font-weight="normal" officeooo:rsid="00241cfd" style:font-weight-asian="normal" style:font-weight-complex="normal"/>
    </style:style>
    <style:style style:name="T107" style:family="text">
      <style:text-properties style:text-position="sub 58%" officeooo:rsid="00040a2b"/>
    </style:style>
    <style:style style:name="T108" style:family="text">
      <style:text-properties style:text-position="sub 58%" officeooo:rsid="008bc721"/>
    </style:style>
    <style:style style:name="T109" style:family="text">
      <style:text-properties officeooo:rsid="000b88f1"/>
    </style:style>
    <style:style style:name="T110" style:family="text">
      <style:text-properties officeooo:rsid="00109b02"/>
    </style:style>
    <style:style style:name="T111" style:family="text">
      <style:text-properties fo:font-weight="normal" style:font-weight-asian="normal" style:font-weight-complex="normal"/>
    </style:style>
    <style:style style:name="T112" style:family="text">
      <style:text-properties fo:font-weight="normal" officeooo:rsid="00109b02" style:font-weight-asian="normal" style:font-weight-complex="normal"/>
    </style:style>
    <style:style style:name="T113" style:family="text">
      <style:text-properties fo:font-weight="normal" officeooo:rsid="00163b8c" style:font-weight-asian="normal" style:font-weight-complex="normal"/>
    </style:style>
    <style:style style:name="T114" style:family="text">
      <style:text-properties fo:font-weight="normal" officeooo:rsid="0017b700" style:font-weight-asian="normal" style:font-weight-complex="normal"/>
    </style:style>
    <style:style style:name="T115" style:family="text">
      <style:text-properties fo:font-weight="normal" officeooo:rsid="0040324e" style:font-weight-asian="normal" style:font-weight-complex="normal"/>
    </style:style>
    <style:style style:name="T116" style:family="text">
      <style:text-properties fo:font-weight="normal" officeooo:rsid="0049d0d7" style:font-weight-asian="normal" style:font-weight-complex="normal"/>
    </style:style>
    <style:style style:name="T117" style:family="text">
      <style:text-properties fo:font-weight="normal" officeooo:rsid="004ad57e" style:font-weight-asian="normal" style:font-weight-complex="normal"/>
    </style:style>
    <style:style style:name="T118" style:family="text">
      <style:text-properties fo:font-weight="normal" officeooo:rsid="0072201c" style:font-weight-asian="normal" style:font-weight-complex="normal"/>
    </style:style>
    <style:style style:name="T119" style:family="text">
      <style:text-properties officeooo:rsid="002377ba"/>
    </style:style>
    <style:style style:name="T120" style:family="text">
      <style:text-properties style:text-position="0% 100%" style:font-name="Calibri2" fo:font-weight="normal" officeooo:rsid="00241cfd" style:font-weight-asian="normal" style:font-weight-complex="normal"/>
    </style:style>
    <style:style style:name="T121" style:family="text">
      <style:text-properties style:text-position="0% 100%" style:font-name="Calibri2" fo:font-weight="normal" officeooo:rsid="00441c73" style:font-weight-asian="normal" style:font-weight-complex="normal"/>
    </style:style>
    <style:style style:name="T122" style:family="text">
      <style:text-properties style:text-position="0% 100%" style:font-name="Calibri2" fo:font-weight="normal" officeooo:rsid="002470db" style:font-weight-asian="normal" style:font-weight-complex="normal"/>
    </style:style>
    <style:style style:name="T123" style:family="text">
      <style:text-properties officeooo:rsid="00253813"/>
    </style:style>
    <style:style style:name="T124" style:family="text">
      <style:text-properties officeooo:rsid="00271d71"/>
    </style:style>
    <style:style style:name="T125" style:family="text">
      <style:text-properties officeooo:rsid="0027f396"/>
    </style:style>
    <style:style style:name="T126" style:family="text">
      <style:text-properties officeooo:rsid="002efe58"/>
    </style:style>
    <style:style style:name="T127" style:family="text">
      <style:text-properties officeooo:rsid="003098f7"/>
    </style:style>
    <style:style style:name="T128" style:family="text">
      <style:text-properties officeooo:rsid="003769fb"/>
    </style:style>
    <style:style style:name="T129" style:family="text">
      <style:text-properties officeooo:rsid="0039f0c5"/>
    </style:style>
    <style:style style:name="T130" style:family="text">
      <style:text-properties officeooo:rsid="0045c6a1"/>
    </style:style>
    <style:style style:name="T131" style:family="text">
      <style:text-properties officeooo:rsid="00465e97"/>
    </style:style>
    <style:style style:name="T132" style:family="text">
      <style:text-properties officeooo:rsid="0049d0d7"/>
    </style:style>
    <style:style style:name="T133" style:family="text">
      <style:text-properties style:font-name="Calibri1" style:font-name-complex="Calibri"/>
    </style:style>
    <style:style style:name="T134" style:family="text">
      <style:text-properties officeooo:rsid="003ec88c"/>
    </style:style>
    <style:style style:name="T135" style:family="text">
      <style:text-properties officeooo:rsid="004ad57e"/>
    </style:style>
    <style:style style:name="T136" style:family="text">
      <style:text-properties officeooo:rsid="00555caf"/>
    </style:style>
    <style:style style:name="T137" style:family="text">
      <style:text-properties officeooo:rsid="00524f9d"/>
    </style:style>
    <style:style style:name="T138" style:family="text">
      <style:text-properties style:text-position="super 58%"/>
    </style:style>
    <style:style style:name="T139" style:family="text">
      <style:text-properties officeooo:rsid="0058bc98"/>
    </style:style>
    <style:style style:name="T140" style:family="text">
      <style:text-properties style:language-asian="zh" style:country-asian="CN" style:language-complex="hi" style:country-complex="IN"/>
    </style:style>
    <style:style style:name="T141" style:family="text">
      <style:text-properties officeooo:rsid="009ba5d8" style:language-asian="zh" style:country-asian="CN" style:language-complex="hi" style:country-complex="IN"/>
    </style:style>
    <style:style style:name="T142" style:family="text">
      <style:text-properties officeooo:rsid="0062c561"/>
    </style:style>
    <style:style style:name="T143" style:family="text">
      <style:text-properties officeooo:rsid="0062f674"/>
    </style:style>
    <style:style style:name="T144" style:family="text">
      <style:text-properties officeooo:rsid="006ac386"/>
    </style:style>
    <style:style style:name="T145" style:family="text">
      <style:text-properties officeooo:rsid="006cdc9b"/>
    </style:style>
    <style:style style:name="T146" style:family="text">
      <style:text-properties officeooo:rsid="006f3611"/>
    </style:style>
    <style:style style:name="T147" style:family="text">
      <style:text-properties officeooo:rsid="00705511"/>
    </style:style>
    <style:style style:name="T148" style:family="text">
      <style:text-properties officeooo:rsid="007152f7"/>
    </style:style>
    <style:style style:name="T149" style:family="text">
      <style:text-properties officeooo:rsid="0072201c"/>
    </style:style>
    <style:style style:name="T150" style:family="text">
      <style:text-properties officeooo:rsid="007350f1"/>
    </style:style>
    <style:style style:name="T151" style:family="text">
      <style:text-properties officeooo:rsid="007392b8"/>
    </style:style>
    <style:style style:name="T152" style:family="text">
      <style:text-properties officeooo:rsid="007487bf"/>
    </style:style>
    <style:style style:name="T153" style:family="text">
      <style:text-properties officeooo:rsid="007b33a4"/>
    </style:style>
    <style:style style:name="T154" style:family="text">
      <style:text-properties officeooo:rsid="007dce0c"/>
    </style:style>
    <style:style style:name="T155" style:family="text">
      <style:text-properties officeooo:rsid="0085b505"/>
    </style:style>
    <style:style style:name="T156" style:family="text">
      <style:text-properties officeooo:rsid="0087a3c9"/>
    </style:style>
    <style:style style:name="T157" style:family="text">
      <style:text-properties officeooo:rsid="0088fcf6"/>
    </style:style>
    <style:style style:name="T158" style:family="text">
      <style:text-properties officeooo:rsid="0089665a"/>
    </style:style>
    <style:style style:name="T159" style:family="text">
      <style:text-properties officeooo:rsid="008ade26"/>
    </style:style>
    <style:style style:name="T160" style:family="text">
      <style:text-properties officeooo:rsid="008bc721"/>
    </style:style>
    <style:style style:name="T161" style:family="text">
      <style:text-properties officeooo:rsid="008d92e2"/>
    </style:style>
    <style:style style:name="T162" style:family="text">
      <style:text-properties officeooo:rsid="008dab0b"/>
    </style:style>
    <style:style style:name="T163" style:family="text">
      <style:text-properties officeooo:rsid="008f6459"/>
    </style:style>
    <style:style style:name="T164" style:family="text">
      <style:text-properties officeooo:rsid="00915035"/>
    </style:style>
    <style:style style:name="T165" style:family="text">
      <style:text-properties officeooo:rsid="009ad804"/>
    </style:style>
    <style:style style:name="T166"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67"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68"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69" style:family="text">
      <style:text-properties fo:font-variant="normal" fo:text-transform="none" style:text-position="0% 100%" fo:font-style="normal" style:text-underline-style="none" fo:font-weight="normal"/>
    </style:style>
    <style:style style:name="T170" style:family="text">
      <style:text-properties fo:font-variant="normal" fo:text-transform="none" style:text-position="0% 100%" fo:font-style="normal" style:text-underline-style="none" fo:font-weight="normal" fo:background-color="transparent" loext:char-shading-value="0"/>
    </style:style>
    <style:style style:name="T171" style:family="text">
      <style:text-properties officeooo:rsid="0085b505" fo:background-color="transparent" loext:char-shading-value="0"/>
    </style:style>
    <style:style style:name="T172" style:family="text">
      <style:text-properties officeooo:rsid="009ba5d8" fo:background-color="transparent" loext:char-shading-value="0"/>
    </style:style>
    <style:style style:name="T173" style:family="text">
      <style:text-properties officeooo:rsid="009ba5d8"/>
    </style:style>
    <style:style style:name="T174" style:family="text">
      <style:text-properties officeooo:rsid="009e2d5b"/>
    </style:style>
    <style:style style:name="T175" style:family="text">
      <style:text-properties officeooo:rsid="009e316d"/>
    </style:style>
    <style:style style:name="T176"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office:automatic-styles>
  <office:body>
    <office:text text:use-soft-page-breaks="true">
      <office:forms form:automatic-focus="false" form:apply-design-mode="false"/>
      <text:tracked-changes text:track-changes="false">
        <text:changed-region xml:id="ct2349493598496" text:id="ct2349493598496">
          <text:insertion>
            <office:change-info>
              <dc:creator>Alessandro Senes</dc:creator>
              <dc:date>2024-06-28T14:18:04</dc:date>
            </office:change-info>
          </text:insertion>
        </text:changed-region>
        <text:changed-region xml:id="ct2349493599648" text:id="ct2349493599648">
          <text:insertion>
            <office:change-info>
              <dc:creator>Alessandro Senes</dc:creator>
              <dc:date>2024-06-28T15:4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16"/>
          <text:p text:style-name="Figure"><text:span text:style-name="T78">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75">clash</text:span> (<text:span text:style-name="T175">red</text:span>) and <text:span text:style-name="T175">void</text:span> (<text:span text:style-name="T175">orange</text:span>) mutants. p-values determining the significant difference between WT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3"/>
          <text:p text:style-name="Fig."><text:span text:style-name="T78">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2" text:anchor-type="page" text:anchor-page-number="5" svg:y="1.2201in" svg:width="6.9299in" style:rel-width="99%" draw:z-index="0">
        <draw:text-box fo:min-height="6.2047in">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Fig."><text:span text:style-name="T78">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text:p text:style-name="P38">Investigating the effect of side chain packing on membrane protein association</text:p>
      <text:p text:style-name="P5"><text:span text:style-name="T137">Gilbert </text:span><text:span text:style-name="T165">J. </text:span><text:span text:style-name="T137">Loiseau</text:span><text:span text:style-name="T138">1,2</text:span> <text:span text:style-name="T137">a</text:span>nd Alessandro Senes<text:span text:style-name="T138">1,@</text:span></text:p>
      <text:p text:style-name="P4"/>
      <text:p text:style-name="P5"><text:span text:style-name="T138">1</text:span>Department of Biochemistry, University of Wisconsin-Madison, Madison, WI 53706</text:p>
      <text:p text:style-name="P5"><text:span text:style-name="T138">2</text:span>Integrated Program in Biochemistry, University of Wisconsin-Madison, Madison, WI 53706</text:p>
      <text:p text:style-name="P5"/>
      <text:p text:style-name="P5">@Corresponding author: senes@wisc.edu</text:p>
      <text:p text:style-name="P5"/>
      <text:p text:style-name="P5">ORCID:</text:p>
      <text:p text:style-name="P5"><text:span text:style-name="T137">G</text:span><text:span text:style-name="T165">J</text:span><text:span text:style-name="T137">L</text:span>:<text:tab/>?</text:p>
      <text:p text:style-name="P5">AS:<text:tab/>0000-0002-3807-2275</text:p>
      <text:h text:style-name="Heading_20_3" text:outline-level="3">Abstract</text:h>
      <text:p text:style-name="P2">Membrane protein folding results from a balance <text:span text:style-name="T78">(better word)</text:span> of biophysical forces. Polar and charged interactions have the ability to drive folding within the hydrophobic environment of the membrane. The stabilizing effects of sidechain packing on membrane protein folding <text:span text:style-name="T128">were</text:span> deduced in a variety of foundational bacterhiorhodopsin studies, and <text:span text:style-name="T128">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30">can</text:span> drive <text:span text:style-name="T130">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28">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28">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28">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40"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69">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6">(Lomize et al., 2006; Steinegger &amp; S</text:span></text:span><text:span text:style-name="T170">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7">.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2349493598496"/><text:span text:style-name="Default_20_Paragraph_20_Font"><text:span text:style-name="T21"> </text:span></text:span><text:change-end text:change-id="ct2349493598496"/><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1">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1"><text:span text:style-name="Figure_20_in_20_text">Fig. MP_DESIGN</text:span><text:span text:style-name="Figure_20_in_20_text"><text:span text:style-name="T173">b</text:span></text:span><text:span text:style-name="Default_20_Paragraph_20_Font"> illustrates the resulting helix-helix interaction landscape </text:span><text:span text:style-name="Default_20_Paragraph_20_Font"><text:span text:style-name="T142">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89">d</text:span></text:span><text:span text:style-name="Default_20_Paragraph_20_Font">. </text:span><text:span text:style-name="Default_20_Paragraph_20_Font"><text:span text:style-name="T142">T</text:span></text:span><text:span text:style-name="Default_20_Paragraph_20_Font">hree major high-density regions </text:span><text:span text:style-name="Default_20_Paragraph_20_Font"><text:span text:style-name="T142">are observed</text:span></text:span><text:span text:style-name="Default_20_Paragraph_20_Font">. In the left-handed region </text:span><text:span text:style-name="Default_20_Paragraph_20_Font"><text:span text:style-name="T142">(positive crossing angle </text:span></text:span><text:span text:style-name="Default_20_Paragraph_20_Font"><text:span text:style-name="T22">θ)</text:span></text:span><text:span text:style-name="Default_20_Paragraph_20_Font">, </text:span><text:span text:style-name="Default_20_Paragraph_20_Font"><text:span text:style-name="T142">the </text:span></text:span><text:span text:style-name="Default_20_Paragraph_20_Font">helical pairs are found to interact most frequently in the range between </text:span><text:span text:style-name="Default_20_Paragraph_20_Font"><text:span text:style-name="T142">approximately</text:span></text:span><text:span text:style-name="Default_20_Paragraph_20_Font"> 8.5 to 10 Å of interhelical distance and </text:span><text:span text:style-name="Default_20_Paragraph_20_Font"><text:span text:style-name="T143">a </text:span></text:span><text:span text:style-name="Default_20_Paragraph_20_Font">20 to 40° crossing angle (</text:span><text:span text:style-name="Default_20_Paragraph_20_Font"><text:span text:style-name="T140">“</text:span></text:span><text:span text:style-name="Default_20_Paragraph_20_Font">Left</text:span><text:span text:style-name="Default_20_Paragraph_20_Font"><text:span text:style-name="T140">” box in </text:span></text:span><text:span text:style-name="Default_20_Paragraph_20_Font"><text:span text:style-name="Figure_20_in_20_text"><text:span text:style-name="T140">Fig. MP_DESIGN</text:span></text:span></text:span><text:span text:style-name="Default_20_Paragraph_20_Font"><text:span text:style-name="Figure_20_in_20_text"><text:span text:style-name="T141">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98">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2349493599648"/><text:span text:style-name="Default_20_Paragraph_20_Font"><text:span text:style-name="T5">-</text:span></text:span><text:change-end text:change-id="ct2349493599648"/><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text:span></text:span><text:soft-page-break/><text:span text:style-name="Default_20_Paragraph_20_Font"><text:span text:style-name="T6">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2">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2">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3">R</text:span></text:span><text:span text:style-name="Default_20_Paragraph_20_Font"><text:span text:style-name="T27"> in </text:span></text:span><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41" text:outline-level="4">Selection of backbones <text:span text:style-name="T152">and </text:span>Computational Design Strategy</text:h>
      <text:p text:style-name="First_20_line_20_indent"><text:span text:style-name="T145">A total of </text:span><text:span text:style-name="Default_20_Paragraph_20_Font"><text:span text:style-name="T30">10000</text:span></text:span><text:span text:style-name="T145"> </text:span><text:span text:style-name="T146">starting </text:span><text:span text:style-name="T145">backbones were selected </text:span><text:span text:style-name="T146">with crossing angle and inter-helical distance </text:span><text:span text:style-name="T145">randomly </text:span><text:span text:style-name="T151">assigned</text:span><text:span text:style-name="T146"> </text:span><text:span text:style-name="T145">within the boundaries of the three regions highlighted in </text:span><text:span text:style-name="Figure_20_in_20_text"><text:span text:style-name="T145">Fig. MD_DESIGN</text:span></text:span><text:span text:style-name="Figure_20_in_20_text"><text:span text:style-name="T173">b</text:span></text:span><text:span text:style-name="T145">. </text:span><text:span text:style-name="T146">Since n</text:span><text:span text:style-name="T145">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5"> </text:span><text:span text:style-name="T146">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6">(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6">. The designs</text:span><text:span text:style-name="T145"> </text:span><text:span text:style-name="T146">we based on</text:span><text:span text:style-name="T145"> </text:span><text:span text:style-name="T146">a </text:span><text:span text:style-name="T145">21 amino acid </text:span><text:span text:style-name="T146">hydrophobic segment</text:span><text:span text:style-name="T145">, with </text:span><text:span text:style-name="T146">the</text:span><text:span text:style-name="T145"> crossing point </text:span><text:span text:style-name="T146">between the two monomers </text:span><text:span text:style-name="T145">placed near the middle of the membrane. </text:span>For each <text:span text:style-name="T146">dimer</text:span>, <text:span text:style-name="T146">only 8</text:span><text:span text:style-name="T144"> </text:span><text:span text:style-name="T94">positions at the helix-helix</text:span> interface <text:span text:style-name="T146">were set as variable for the</text:span> design. <text:span text:style-name="T146">A</text:span><text:span text:style-name="T145">ll</text:span> <text:span text:style-name="T109">non-interfacial positions of the </text:span>backbone <text:span text:style-name="T145">we</text:span><text:span text:style-name="T109">re</text:span> <text:span text:style-name="T109">standardized to Leucine.</text:span> <text:span text:style-name="T146">This standardization </text:span><text:span text:style-name="T109">reduc</text:span><text:span text:style-name="T146">es</text:span><text:span text:style-name="T109"> variability in</text:span> hydrophobicity<text:span text:style-name="T109">, </text:span><text:span text:style-name="T146">which helps obtaining</text:span><text:span text:style-name="T109"> consistent expression and insertion into the membrane </text:span><text:span text:style-name="T146">of the TOXGREEN constructs</text:span><text:span text:style-name="T109">. </text:span><text:span text:style-name="T146">The</text:span><text:span text:style-name="T109"> poly-Leu </text:span><text:span text:style-name="T146">backbone was used because this </text:span><text:span text:style-name="T109">sequence has low propensity for association in TOXCAT based assays, reducing the risk of </text:span><text:span text:style-name="T146">non-speficifc </text:span><text:span text:style-name="T109">association outside of our designed interface (Zhou et al., 2000; Zhou et al., 2001; Ruan et al., 2003).</text:span></text:p>
      <text:p text:style-name="First_20_line_20_indent"><text:span text:style-name="T147">The patte</text:span><text:span text:style-name="T173">r</text:span><text:span text:style-name="T147">n of variable and fixed position used for the constructs is illustrated in </text:span><text:span text:style-name="Figure_20_in_20_text"><text:span text:style-name="T147">Fig. MP_DESIGNc</text:span></text:span><text:span text:style-name="T147">. For the </text:span>GAS<text:span text:style-name="T96">right</text:span> <text:span text:style-name="T147">region, we adopted the typical pattern that spaces two interfacial positions (x) with two fixed positions (L), resulting in a </text:span><text:span text:style-name="T109"><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7">T</text:span>he same interface <text:span text:style-name="T147">was applied to</text:span> the Right region <text:span text:style-name="T147">designs</text:span>, which has <text:span text:style-name="T94">similar</text:span> geometr<text:span text:style-name="T109">y</text:span> outside of a <text:span text:style-name="T109">l</text:span>arger <text:span text:style-name="T109">inter-helical</text:span> distance. <text:span text:style-name="T109">In the Left region, </text:span><text:span text:style-name="T148">the interfacial positions follows the typical LxxLLxL heptad repeat that is typical </text:span><text:span text:style-name="T173">in</text:span><text:span text:style-name="T109">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9">(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9">. </text:span><text:span text:style-name="T148">However, the specific registry of this pattern is dependent on the Z-shift </text:span><text:span text:style-name="T174">and axial </text:span><text:soft-page-break/><text:span text:style-name="T174">rotation</text:span><text:span text:style-name="T148"> coordinate of the dimer </text:span><text:span text:style-name="T149">(</text:span><text:span text:style-name="T118">see Methods</text:span><text:span text:style-name="T149">).</text:span><text:span text:style-name="T109"> </text:span><text:span text:style-name="T150">For this reason</text:span><text:span text:style-name="T149"> three different </text:span><text:span text:style-name="T150">interfacial </text:span><text:span text:style-name="T149">patter</text:span><text:span text:style-name="T173">n</text:span><text:span text:style-name="T149">s, all </text:span><text:span text:style-name="T150">consisting of</text:span><text:span text:style-name="T149"> 8 variable positions, were adopted for dimeric designs in this region (</text:span><text:span text:style-name="Figure_20_in_20_text"><text:span text:style-name="T147">Fig. MP_DESIGNc</text:span></text:span><text:span text:style-name="T149">)</text:span><text:span text:style-name="T109">.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99">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7">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7">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3">As in our previous </text:span></text:span><text:span text:style-name="Default_20_Paragraph_20_Font"><text:span text:style-name="T35">GAS</text:span></text:span><text:span text:style-name="Default_20_Paragraph_20_Font"><text:span text:style-name="T104">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30"><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4">)</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0">(</text:span></text:span><text:span text:style-name="Default_20_Paragraph_20_Font"><text:span text:style-name="T71">cite</text:span></text:span><text:span text:style-name="Default_20_Paragraph_20_Font"><text:span text:style-name="T70">)</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oft-page-break/><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5">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68">(D</text:span></text:span><text:span text:style-name="T169">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2"><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7">supplement sort-seq figure; see Methods</text:span></text:span><text:span text:style-name="Default_20_Paragraph_20_Font"><text:span text:style-name="T1">).</text:span></text:span></text:p>
      <text:h text:style-name="Heading_20_4" text:outline-level="4">GAS<text:span text:style-name="T96">right</text:span> are significantly more stable than other designs</text:h>
      <text:p text:style-name="P33"><text:span text:style-name="Default_20_Paragraph_20_Font_20__28_WW_29_"><text:span text:style-name="T155">The NGS analysis recovered 91% of the </text:span></text:span><text:span text:style-name="Default_20_Paragraph_20_Font_20__28_WW_29_"><text:span text:style-name="T173">designed sequences</text:span></text:span><text:span text:style-name="Default_20_Paragraph_20_Font_20__28_WW_29_"><text:span text:style-name="T155">. After removing the constructs that do not grow in maltose media (which controls for membrane insertion), we obtained reconstructed TOXGREEN fluorescence for a total of </text:span></text:span><office:annotation office:name="__Annotation__23103_576692962" loext:resolved="false"><dc:creator>Unknown Author</dc:creator><dc:date>2024-07-06T14:50:15.397000000</dc:date><text:p text:style-name="P44"><text:span text:style-name="T176">The 708 was all maltose passing. The figure removes any sequences that don’t have a mutant and any mutants that don’t have a WT sequence that pass maltose</text:span></text:p></office:annotation><text:span text:style-name="Default_20_Paragraph_20_Font_20__28_WW_29_"><text:span text:style-name="T173">596</text:span></text:span><text:span text:style-name="Default_20_Paragraph_20_Font_20__28_WW_29_"><text:span text:style-name="T155"> designs </text:span></text:span><text:span text:style-name="Default_20_Paragraph_20_Font_20__28_WW_29_"><text:span text:style-name="T173">and their respective mutants</text:span></text:span><office:annotation-end office:name="__Annotation__23103_576692962"/><text:span text:style-name="Default_20_Paragraph_20_Font_20__28_WW_29_"><text:span text:style-name="T155"> </text:span></text:span><text:span text:style-name="Default_20_Paragraph_20_Font_20__28_WW_29_"><text:span text:style-name="T171">(</text:span></text:span><text:span text:style-name="Default_20_Paragraph_20_Font_20__28_WW_29_"><text:span text:style-name="T172">124</text:span></text:span><text:span text:style-name="Default_20_Paragraph_20_Font_20__28_WW_29_"><text:span text:style-name="T171"> GASright, </text:span></text:span><text:span text:style-name="Default_20_Paragraph_20_Font_20__28_WW_29_"><text:span text:style-name="T172">197</text:span></text:span><text:span text:style-name="Default_20_Paragraph_20_Font_20__28_WW_29_"><text:span text:style-name="T171"> Left and </text:span></text:span><text:span text:style-name="Default_20_Paragraph_20_Font_20__28_WW_29_"><text:span text:style-name="T172">275</text:span></text:span><text:span text:style-name="Default_20_Paragraph_20_Font_20__28_WW_29_"><text:span text:style-name="T171"> Ri</text:span></text:span><text:span text:style-name="Default_20_Paragraph_20_Font_20__28_WW_29_"><text:span text:style-name="T155">ght). </text:span></text:span><text:span text:style-name="Figure_20_in_20_text">Fig. PRIMARY_DATASETb</text:span> shows the <text:span text:style-name="T156">reconstructed GFP </text:span>fluorescence distribution of the designs <text:span text:style-name="T156">in the three regions</text:span> (dark green) <text:span text:style-name="T156">and their</text:span> clash (<text:span text:style-name="T156">red</text:span>) <text:span text:style-name="T126">and void mutants (</text:span><text:span text:style-name="T156">orange</text:span><text:span text:style-name="T126">)</text:span>. <text:span text:style-name="T157">For guidance, the fluorescence of the strong dimer glycophorin A </text:span><text:span text:style-name="T158">(GpA)</text:span><text:span text:style-name="T157"> and its monomeric G83I variants are indicated, as well a graphical indication of the range of fluorescence that corresponds to constructs that are monomeric, weakly or strongly dimeric in the E. coli membrane. </text:span></text:p>
      <text:p text:style-name="P34">It is notable that the fluorescence <text:span text:style-name="T159">of the “wild type” designs</text:span> within the GAS<text:span text:style-name="T96">right</text:span> <text:span text:style-name="T159">region </text:span>spans a larger range than both the Left and Right designs, <text:span text:style-name="T156">confirming</text:span> GAS<text:span text:style-name="T96">right</text:span> propensity for strong self-association. <text:s/><text:span text:style-name="T159">In contrast, the </text:span><text:soft-page-break/><text:span text:style-name="T159">majority of the designs in the </text:span><text:span text:style-name="T160">Left and Right regions appear monomeric or have a weak propensity to oligomerize. For example, approximately 40% of the GAS</text:span><text:span text:style-name="T108">right</text:span><text:span text:style-name="T160"> designs have a reconstructed fluorescence above 60% of the GpA standard (14,500 fluorescent units in the figure), </text:span><text:span text:style-name="T162">compared to</text:span><text:span text:style-name="T161"> only 8% and 4% of the Left and Right designs. </text:span>Th<text:span text:style-name="T163">e</text:span>s<text:span text:style-name="T163">e</text:span> <text:span text:style-name="T93">data </text:span>suggests that <text:span text:style-name="T163">indeed </text:span><text:span text:style-name="T93">GAS</text:span><text:span text:style-name="T107">right</text:span><text:span text:style-name="T93"> is a motif that is designable for stability, </text:span><text:span text:style-name="T163">which is </text:span><text:span text:style-name="T93">likely due </text:span><text:span text:style-name="T163">at least in part</text:span><text:span text:style-name="T93"> to the contribution of </text:span><text:span text:style-name="T163">of its characteristic network of weak </text:span><text:span text:style-name="T93">hydrogen bond</text:span><text:span text:style-name="T163">s</text:span><text:span text:style-name="T93">. </text:span><text:span text:style-name="T163">Although the s</text:span><text:span text:style-name="T93">equences designed </text:span><text:span text:style-name="T163">solely around</text:span><text:span text:style-name="T93"> van der Waals packing are much weaker, th</text:span><text:span text:style-name="T164">e</text:span><text:span text:style-name="T93"> data suggests that solely packing is enough for sequences to have a propensity to associate. </text:span></text:p>
      <text:p text:style-name="P35"><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100">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5"><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44"><text:span text:style-name="T176">Added a figure for the average SASA change for each mutation type in supplement</text:span></text:p></office:annotation><text:span text:style-name="T52">Supplement</text:span><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68">[REFS]</text:span><text:span text:style-name="T48"> but they can reduce dimerization. For this reason we hypothesized that we would observe a </text:span><text:span text:style-name="T49">measurable shift of the fluorescence distribution. It is possible that the design procedure does not have sufficient precision for producing an effect from small alterations of packing. </text:span></text:p>
      <text:h text:style-name="Heading_20_4" text:outline-level="4">Clashing mutant data results in many weak to mildly associating dimers</text:h>
      <text:p text:style-name="P30">We filtered our data for designs with clashing mutants that significantly decrease association, identifying designs with validated structures. We limited this dataset to WT sequences with at least one clashing mutation with a mild monomeric cutoff (&lt; 35% GpA/<text:span text:style-name="T127">~8350 TOXGREEN fluorescence</text:span>) or <text:span text:style-name="T127">association at a level</text:span> 50% <text:span text:style-name="T127">GpA</text:span> less <text:soft-page-break/>than the WT <text:span text:style-name="T127">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30"><text:span text:style-name="Figure_20_in_20_text">Fig. DELTA_G_DATAa</text:span> shows scatterplots of the fluorescence of our WT designs against our energy score for each region, allowing us to evaluate the accuracy of our design method. It is apparent that GAS<text:span text:style-name="T96">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5">7000-12000 normalized fluorescence</text:span>). Additionally, many of the designs above a <text:span text:style-name="T92">strong</text:span> dimer threshold (&gt;<text:span text:style-name="T95">6</text:span>0% <text:span text:style-name="T119">GpA</text:span>) in the Left and Right regions are not found in this dataset. <text:span text:style-name="T92">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27">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39"> <text:s/></text:span></text:p>
      <text:h text:style-name="Heading_20_4" text:outline-level="4">Conversion of fluorescence to ΔG</text:h>
      <text:p text:style-name="First_20_line_20_indent"><text:span text:style-name="T110">W</text:span>e converted the fluorescence to biophysical ΔG using a method from an <text:span text:style-name="Default_20_Paragraph_20_Font"><text:span text:style-name="T88">in vitro</text:span></text:span> study on GAS<text:span text:style-name="T96">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29">1</text:span> to -3, comparable to weak dimers (Díaz Vázquez et al., 2023). Additionally, many of the most stable GAS<text:span text:style-name="T96">right</text:span> designs are calculated to have a ΔG -<text:span text:style-name="T129">3</text:span> to -<text:span text:style-name="T129">4</text:span>, comparable to strong dimers <text:span text:style-name="T131">(</text:span><text:span text:style-name="Figure_20_in_20_text">Fig. DELTA_G_DATAa,c</text:span><text:span text:style-name="T131">)</text:span>. GAS<text:span text:style-name="T96">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42" text:outline-level="4"><text:soft-page-break/>Removing potential hydrogen bonds supports association by van der Waals packing</text:h>
      <text:p text:style-name="P37"><text:span text:style-name="T112">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14">Mut: </text:span><text:span text:style-name="T112">Thr→Val and Ser→Ala). 13 WT designs </text:span><text:span text:style-name="T113">and</text:span><text:span text:style-name="T112"> their respective interfacial </text:span><text:span text:style-name="T113">and</text:span><text:span text:style-name="T112"> clashing mutations were expressed in </text:span><text:span text:style-name="T90">E. coli</text:span><text:span text:style-name="T112"> and verified for their ability to associate using TOXGREEN.</text:span></text:p>
      <text:p text:style-name="P37"><text:span text:style-name="T72">8 of 13 designs were found to properly associate according to our designed interface, where either the clash or interfacial mutations resulted in a noticeable decrease in association when compared to the WT (</text:span><text:span text:style-name="T76">Fig. </text:span><text:span text:style-name="T77">HBONDING_INTERFACE_MUTANTS</text:span><text:span text:style-name="T72">).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39" text:outline-level="3">Discussion</text:h>
      <text:p text:style-name="P30"><text:span text:style-name="T73">We</text:span><text:span text:style-name="T74"> investigate the impact of van der Waals packing on membrane protein association </text:span><text:span text:style-name="T73">using a hi</text:span><text:span text:style-name="T75">gh-throughput protein design </text:span><text:span text:style-name="T73">approach</text:span><text:span text:style-name="T75">. We found that designs in the GAS</text:span><text:span text:style-name="T106">right </text:span><text:span text:style-name="T120">region were the most stable, suggesting that interhelical hydrogen bonding contributes to much of GAS</text:span><text:span text:style-name="T106">right </text:span><text:span text:style-name="T12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0"><text:span text:style-name="T121">We found that clashing mutations significantly decreased the fluorescence of our designs, suggesting that our sequences associate with our designed interfaces. </text:span><text:span text:style-name="T120">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30"><text:span text:style-name="T121">Although our energetics shows some correlation with </text:span><text:span text:style-name="T120">GAS</text:span><text:span text:style-name="T106">right, </text:span><text:span text:style-name="T121">overall the</text:span><text:span text:style-name="T120"> energy scores do not correlate well to dimerization propensity for proteins designed solely with van der Waals packing. This suggests that our energy score is unable to predict association found in weakly associating proteins. However, </text:span><text:span text:style-name="T122">many of our proteins associate according to the designed interface, suggesting that our structures are accurate with the issue being energetics. </text:span><text:span text:style-name="T120">In the future, taking these results and </text:span><text:span text:style-name="T122">training </text:span><text:span text:style-name="T120">using regression or machine learning could improve our energetics. We can design more proteins with these adjusted energetic terms to determine if there is improvement in our </text:span><text:span text:style-name="T122">energy</text:span><text:span text:style-name="T120"> model.</text:span></text:p>
      <text:p text:style-name="P8"><text:tab/></text:p>
      <text:h text:style-name="Heading_20_3" text:outline-level="3">Methods</text:h>
      <text:h text:style-name="P43" text:outline-level="4">Membrane protein helical pair extraction</text:h>
      <text:p text:style-name="First_20_line_20_indent"><text:span text:style-name="T136">We developed</text:span> program <text:span text:style-name="T136">in MSL that </text:span>extracts helical <text:span text:style-name="T136">pairs from PDBs from OPM. We first identify the top and bottom z-axes of the membrane in the OPM structure. The segments of the protein </text:span>within the membrane <text:span text:style-name="T136">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p text:style-name="P17">Left Handed Interfaces</text:p>
      <text:p text:style-name="P36">During visual inspection of our randomized backbone geometries, we found that left handed dimers were able to accommodate multiple interfaces. Interfaces differ based on the input axial rotation and Z-shifts (Supplement). Each stripe results in a different interface, with some overlap between the middle and right stripes: left from 0-60 axial rotation and 1-6 z-shift <text:s/>(LLL<text:span text:style-name="T78">xx</text:span>LL<text:span text:style-name="T78">xx</text:span>L<text:span text:style-name="T78">xx</text:span>LL<text:span text:style-name="T78">xx</text:span>LLILI) and right from 60-100 axial rotation and 0-4.5 z-Shift (LLLL<text:span text:style-name="T78">xx</text:span>LL<text:span text:style-name="T78">xx</text:span>L<text:span text:style-name="T78">xx</text:span>LL<text:span text:style-name="T78">xx</text:span>LILI). All other axial rotations and z-shifts displayed a shifted variation on the interface (LLLL<text:span text:style-name="T78">xx</text:span>L<text:span text:style-name="T78">xx</text:span>LL<text:span text:style-name="T78">xx</text:span>L<text:span text:style-name="T78">xx</text:span>LLILI).</text:p>
      <text:h text:style-name="Heading_20_4" text:outline-level="4">Computational Design</text:h>
      <text:p text:style-name="First_20_line_20_indent"><text:span text:style-name="T134">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82">(Supplement or add separate method section?)</text:span><text:span text:style-name="T134">. Energetics for the dimer were calculated using the CHARMM22 van der Waals function, the IMM1 membrane implicit solvation term, and the hydrogen bonding function SCWR4. The side chain mobility was modeled using the energy based conformer library, with interfacial </text:span><text:soft-page-break/><text:span text:style-name="T134">side chains given higher mobility than non-interfacial (</text:span><text:span text:style-name="T133">Subramaniam &amp; Senes, 2012</text:span><text:span text:style-name="T132">).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First_20_line_20_indent">Sequences were ordered as an oligo pool from Twist Biosciences. Individual segments were amplified using qPCR <text:span text:style-name="T78">(PCR kit)</text:span>. Segments were digested using restriction enzymes Nhe1-HF and Dpn2. TOXGREEN vector was digested in preparation for ligation using restriction enzymes Nhe1-HF, BamH1-HF, and <text:span text:style-name="T117">CIP</text:span> <text:span text:style-name="T123">from NEB</text:span>. Plasmids were assembled by incubating segment DNA with TOXGREEN <text:span text:style-name="T135">vector</text:span> in a <text:span text:style-name="T78">ratio </text:span>for 2 hours with <text:span text:style-name="T123">NEB E</text:span>lectroligase. 5uL of the ligation mixture were added to 50uL of <text:span text:style-name="T123">NEB </text:span>DH10B E. coli cells <text:span text:style-name="T123">and cloned</text:span> through electroporation <text:span text:style-name="T79">(electroporator model)</text:span>, <text:span text:style-name="T123">outgrown</text:span> for 1 hour <text:span text:style-name="T123">in</text:span> 950uL <text:span text:style-name="T123">NEB </text:span>SOM media <text:span text:style-name="T123">in 37C shaker</text:span>, and <text:span text:style-name="T123">diluted (</text:span><text:span text:style-name="T79">ratio</text:span><text:span text:style-name="T123">) before plating xuL on LB Amp 100 plates. Plates were grown for 14-16 hours at 37C and colony forming units (CFUs) calculated for each segment. </text:span><text:span text:style-name="T79">X</text:span><text:span text:style-name="T123">uL of segment sample were grown overnight in 3mL LB Amp 100 media. A CFU &gt; </text:span><text:span text:style-name="T79">x </text:span><text:span text:style-name="T123">was accepted and overnight cultures corresponding to plates were spun down and miniprepped </text:span><text:span text:style-name="T79">(kit)</text:span><text:span text:style-name="T123">. Segment plasmids were cloned through electroporation into 50uL in house mm39 cells for fluorescence readout, outgrown for 1 hour in 950uL SOC media in 37C shaker, and x uL plated on LB Amp 100 plates. </text:span><text:span text:style-name="T79">X</text:span><text:span text:style-name="T123"> uL of segment sample were grown overnight in 3mL LB Amp 100 media. CFUs were again counted and any plates &gt; </text:span><text:span text:style-name="T81">x</text:span><text:span text:style-name="T12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First_20_line_20_indent">50uL of library glycerol stock were grown in 3mL LB Amp 100 overnight for 14-16 hours in 37C shaker. Samples were diluted in PBS buffer to appropriate concentration for recording 10000 events per second in Sony MA900 fluorescence activated cell sorter <text:span text:style-name="T78">(UW Flow Center)</text:span>. Controls GpA, G83I, and NoTM were flowed to calibrate the instrument and determine proper gating to remove dead cells. Individual sample libraries were first <text:soft-page-break/>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80">(what type)</text:span>. <text:span text:style-name="T125">(</text:span><text:span text:style-name="T80">cite sort-seq</text:span><text:span text:style-name="T125">)</text:span></text:p>
      <text:h text:style-name="Heading_20_4" text:outline-level="4">Immunoblotting</text:h>
      <text:p text:style-name="First_20_line_20_indent">Protein expression was confirmed for an assortment of designs and mutants using immunoblotting. Cell lysates were normalized by <text:span text:style-name="T78">(BCA assay) </text:span><text:span text:style-name="T111">and loaded onto NuPage 4-12% bis-tris SDS-PAGE gels (Thermofisher) and then transferred to PVDF membranes (VWR) for 1h at 100 millivolts. Blots were blocked using 5% </text:span><text:span text:style-name="T115">milk </text:span><text:span text:style-name="T83">(brand)</text:span><text:span text:style-name="T115">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8">Anderson, S. M., Mueller, B. K., Lange, E. J., &amp; Senes, A. (2017). Combination of Cα-H Hydrogen Bonds and van der Waals Packing Modulates the Stability of GxxxG-Mediated Dimers in Membranes. <text:span text:style-name="Default_20_Paragraph_20_Font"><text:span text:style-name="T87">J Am Chem Soc</text:span></text:span>,<text:span text:style-name="Default_20_Paragraph_20_Font"><text:span text:style-name="T87">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8">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8">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8">Carpenter, E. P., Beis, K., Cameron, A. D., &amp; Iwata, S. (2008). Overcoming the challenges of membrane protein crystallography. <text:span text:style-name="Default_20_Paragraph_20_Font"><text:span text:style-name="T87">Curr Opin Struct Biol</text:span></text:span>,<text:span text:style-name="Default_20_Paragraph_20_Font"><text:span text:style-name="T87">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8">Díaz Vázquez, G., Cui, Q., &amp; Senes, A. (2023). Thermodynamic analysis of the GAS. <text:span text:style-name="Default_20_Paragraph_20_Font"><text:span text:style-name="T87">Biophys J</text:span></text:span>,<text:span text:style-name="Default_20_Paragraph_20_Font"><text:span text:style-name="T87">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8">Fagerberg, L., Jonasson, K., von Heijne, G., Uhlén, M., &amp; Berglund, L. (2010). Prediction of the human membrane proteome. <text:span text:style-name="Default_20_Paragraph_20_Font"><text:span text:style-name="T87">Proteomics</text:span></text:span>,<text:span text:style-name="Default_20_Paragraph_20_Font"><text:span text:style-name="T87">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8">Faham, S., Yang, D., Bare, E., Yohannan, S., Whitelegge, J. P., &amp; Bowie, J. U. (2004). Side-chain contributions to membrane protein structure and stability. <text:span text:style-name="Default_20_Paragraph_20_Font"><text:span text:style-name="T87">J Mol Biol</text:span></text:span>,<text:span text:style-name="Default_20_Paragraph_20_Font"><text:span text:style-name="T87">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8">Fleming, K. G., Ackerman, A. L., &amp; Engelman, D. M. (1997). The effect of point mutations on the free energy of transmembrane alpha-helix dimerization. <text:span text:style-name="Default_20_Paragraph_20_Font"><text:span text:style-name="T87">J Mol Biol</text:span></text:span>,<text:span text:style-name="Default_20_Paragraph_20_Font"><text:span text:style-name="T87">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8">Gregersen, N., Bross, P., Vang, S., &amp; Christensen, J. H. (2006). Protein misfolding and human disease. <text:span text:style-name="Default_20_Paragraph_20_Font"><text:span text:style-name="T87">Annu Rev Genomics Hum Genet</text:span></text:span>,<text:span text:style-name="Default_20_Paragraph_20_Font"><text:span text:style-name="T87">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8">Hong, H. (2014). Toward understanding driving forces in membrane protein folding. <text:span text:style-name="Default_20_Paragraph_20_Font"><text:span text:style-name="T87">Arch Biochem Biophys</text:span></text:span>,<text:span text:style-name="Default_20_Paragraph_20_Font"><text:span text:style-name="T87">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8">Huang, B., Xu, Y., Hu, X., Liu, Y., Liao, S., Zhang, J., . . . Liu, H. (2022). A backbone-centred energy function of neural networks for protein design. <text:span text:style-name="Default_20_Paragraph_20_Font"><text:span text:style-name="T87">Nature</text:span></text:span>,<text:span text:style-name="Default_20_Paragraph_20_Font"><text:span text:style-name="T87">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8">Joh, N. H., Oberai, A., Yang, D., Whitelegge, J. P., &amp; Bowie, J. U. (2009). Similar energetic contributions of packing in the core of membrane and water-soluble proteins. <text:span text:style-name="Default_20_Paragraph_20_Font"><text:span text:style-name="T87">J Am Chem Soc</text:span></text:span>,<text:span text:style-name="Default_20_Paragraph_20_Font"><text:span text:style-name="T87">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8">Johnson, R. M., Hecht, K., &amp; Deber, C. M. (2007). Aromatic and cation-pi interactions enhance helix-helix association in a membrane environment. <text:span text:style-name="Default_20_Paragraph_20_Font"><text:span text:style-name="T87">Biochemistry</text:span></text:span>,<text:span text:style-name="Default_20_Paragraph_20_Font"><text:span text:style-name="T87">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8">Krivov, G. G., Shapovalov, M. V., &amp; Dunbrack, R. L. (2009). Improved prediction of protein side-chain conformations with SCWRL4. <text:span text:style-name="Default_20_Paragraph_20_Font"><text:span text:style-name="T87">Proteins</text:span></text:span>,<text:span text:style-name="Default_20_Paragraph_20_Font"><text:span text:style-name="T87">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8">Kuhlman, B., Dantas, G., Ireton, G. C., Varani, G., Stoddard, B. L., &amp; Baker, D. (2003). Design of a novel globular protein fold with atomic-level accuracy. <text:span text:style-name="Default_20_Paragraph_20_Font"><text:span text:style-name="T87">Science</text:span></text:span>,<text:span text:style-name="Default_20_Paragraph_20_Font"><text:span text:style-name="T87">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8">Kulp, D. W., Subramaniam, S., Donald, J. E., Hannigan, B. T., Mueller, B. K., Grigoryan, G., &amp; Senes, A. (2012). Structural informatics, modeling, and design with an open-source Molecular Software Library (MSL). <text:span text:style-name="Default_20_Paragraph_20_Font"><text:span text:style-name="T87">J Comput Chem</text:span></text:span>,<text:span text:style-name="Default_20_Paragraph_20_Font"><text:span text:style-name="T87">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8">Lazaridis, T. (2003). Effective energy function for proteins in lipid membranes. <text:span text:style-name="Default_20_Paragraph_20_Font"><text:span text:style-name="T87">Proteins</text:span></text:span>,<text:span text:style-name="Default_20_Paragraph_20_Font"><text:span text:style-name="T87">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8">Liu, Y., Engelman, D. M., &amp; Gerstein, M. (2002). Genomic analysis of membrane protein families: abundance and conserved motifs. <text:span text:style-name="Default_20_Paragraph_20_Font"><text:span text:style-name="T87">Genome Biol</text:span></text:span>,<text:span text:style-name="Default_20_Paragraph_20_Font"><text:span text:style-name="T87">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8"><text:soft-page-break/>Lomize, A. L., &amp; Pogozheva, I. D. (2017). TMDOCK: An Energy-Based Method for Modeling α-Helical Dimers in Membranes. <text:span text:style-name="Default_20_Paragraph_20_Font"><text:span text:style-name="T87">J Mol Biol</text:span></text:span>,<text:span text:style-name="Default_20_Paragraph_20_Font"><text:span text:style-name="T87">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8">MacKerell, A. D., Bashford, D., Bellott, M., Dunbrack, R. L., Evanseck, J. D., Field, M. J., . . . Karplus, M. (1998). All-atom empirical potential for molecular modeling and dynamics studies of proteins. <text:span text:style-name="Default_20_Paragraph_20_Font"><text:span text:style-name="T87">J Phys Chem B</text:span></text:span>,<text:span text:style-name="Default_20_Paragraph_20_Font"><text:span text:style-name="T87">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8">Mravic, M., Thomaston, J. L., Tucker, M., Solomon, P. E., Liu, L., &amp; DeGrado, W. F. (2019). Packing of apolar side chains enables accurate design of highly stable membrane proteins. <text:span text:style-name="Default_20_Paragraph_20_Font"><text:span text:style-name="T87">Science</text:span></text:span>,<text:span text:style-name="Default_20_Paragraph_20_Font"><text:span text:style-name="T87">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8">Nash, A., Notman, R., &amp; Dixon, A. M. (2015). De novo design of transmembrane helix-helix interactions and measurement of stability in a biological membrane. <text:span text:style-name="Default_20_Paragraph_20_Font"><text:span text:style-name="T87">Biochim Biophys Acta</text:span></text:span>,<text:span text:style-name="Default_20_Paragraph_20_Font"><text:span text:style-name="T87">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8">Popot, J. L., &amp; Engelman, D. M. (1990). Membrane protein folding and oligomerization: the two-stage model. <text:span text:style-name="Default_20_Paragraph_20_Font"><text:span text:style-name="T87">Biochemistry</text:span></text:span>,<text:span text:style-name="Default_20_Paragraph_20_Font"><text:span text:style-name="T87">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8">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8">Sanders, C. R., &amp; Myers, J. K. (2004). Disease-related misassembly of membrane proteins. <text:span text:style-name="Default_20_Paragraph_20_Font"><text:span text:style-name="T87">Annu Rev Biophys Biomol Struct</text:span></text:span>,<text:span text:style-name="Default_20_Paragraph_20_Font"><text:span text:style-name="T87">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8">Senes, A. (2011). Computational design of membrane proteins. <text:span text:style-name="Default_20_Paragraph_20_Font"><text:span text:style-name="T87">Curr Opin Struct Biol</text:span></text:span>,<text:span text:style-name="Default_20_Paragraph_20_Font"><text:span text:style-name="T87">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8">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8">Walshaw, J., &amp; Woolfson, D. N. (2003). Extended knobs-into-holes packing in classical and complex coiled-coil assemblies. 144(3), 349-361.</text:p>
      <text:p text:style-name="P28">Yano, Y., Takemoto, T., Kobayashi, S., Yasui, H., Sakurai, H., Ohashi, W., . . . Matsuzaki, K. (2002). Topological stability and self-association of a completely hydrophobic model transmembrane helix in lipid bilayers. <text:span text:style-name="Default_20_Paragraph_20_Font"><text:span text:style-name="T87">Biochemistry</text:span></text:span>,<text:span text:style-name="Default_20_Paragraph_20_Font"><text:span text:style-name="T87">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8">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9"><text:span text:style-name="T115">Zhou, F. X., Merianos, H. J., Brunger, A. T., &amp; Engelman, D. M. (2001). Polar residues drive association of polyleucine transmembrane helices. </text:span><text:span text:style-name="Default_20_Paragraph_20_Font"><text:span text:style-name="T91">Proc Natl Acad Sci U S A</text:span></text:span><text:span text:style-name="T115">,</text:span><text:span text:style-name="Default_20_Paragraph_20_Font"><text:span text:style-name="T91"> 98</text:span></text:span><text:span text:style-name="T115">(5), 2250-2255. </text:span><text:a xlink:type="simple" xlink:href="https://doi.org/10.1073/pnas.041593698" office:target-frame-name="_top" xlink:show="replace" text:style-name="Internet_20_link" text:visited-style-name="Visited_20_Internet_20_Link"><text:span text:style-name="Hyperlink"><text:span text:style-name="T115">https://doi.org/10.1073/pnas.041593698</text:span></text:span></text:a><text:span text:style-name="T115"> </text:span></text:p>
      <text:p text:style-name="P26"/>
      <text:p text:style-name="P26"/>
      <text:p text:style-name="P25"><text:span text:style-name="T83">S</text:span><text:span text:style-name="T78">upplementary Materials</text:span></text:p>
      <text:p text:style-name="P23">Supp._WESTERNS</text:p>
      <text:p text:style-name="P27"/>
      <text:p text:style-name="P20"/>
      <text:p text:style-name="P22">Supp._BASELINE_MONOMER</text:p>
      <text:p text:style-name="P18"/>
      <text:p text:style-name="P19"/>
      <text:p text:style-name="P21">Supp._TOXGREEN_CONVERSION</text:p>
      <text:p text:style-name="P9"/>
      <text:p text:style-name="P11"><text:span text:style-name="Default_20_Paragraph_20_Font"><text:span text:style-name="T84"/></text:span></text:p>
      <text:p text:style-name="P15"><text:span text:style-name="Default_20_Paragraph_20_Font"><text:span text:style-name="T86">Supp._AA_COMPOSITION</text:span></text:span></text:p>
      <text:p text:style-name="P11"><text:span text:style-name="Default_20_Paragraph_20_Font"><text:span text:style-name="T84"/></text:span></text:p>
      <text:p text:style-name="P15"><text:span text:style-name="Default_20_Paragraph_20_Font"><text:span text:style-name="T86">Supp._VOID_SASA_DATA</text:span></text:span></text:p>
      <text:p text:style-name="P14"><text:span text:style-name="Default_20_Paragraph_20_Font"><text:span text:style-name="T85"/></text:span></text:p>
      <text:p text:style-name="P10"><text:span text:style-name="Default_20_Paragraph_20_Font"><text:span text:style-name="T84">Other potential Supplement</text:span></text:span></text:p>
      <text:p text:style-name="P27">Tables for cloning/trimming sequences for analysis</text:p>
      <text:p text:style-name="P27">Sequence Entropy</text:p>
      <text:p text:style-name="P27">Subset of designed structures</text:p>
      <text:p text:style-name="P27">Hbonding analysis structures</text:p>
      <text:p text:style-name="P24"><text:span text:style-name="Default_20_Paragraph_20_Font"><text:span text:style-name="T111">deltaG Conve</text:span></text:span><text:span text:style-name="Default_20_Paragraph_20_Font"><text:span text:style-name="T116">r</text:span></text:span><text:span text:style-name="Default_20_Paragraph_20_Font"><text:span text:style-name="T111">sion</text:span></text:span></text:p>
      <text:p text:style-name="P12"><text:span text:style-name="Default_20_Paragraph_20_Font"><text:span text:style-name="T78"/></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09T11:13:37.530000000</dc:date>
    <meta:editing-cycles>104</meta:editing-cycles>
    <meta:editing-duration>P3DT9H18M42S</meta:editing-duration>
    <meta:document-statistic meta:table-count="0" meta:image-count="0" meta:object-count="0" meta:page-count="25" meta:paragraph-count="105" meta:word-count="5497" meta:character-count="37435" meta:non-whitespace-character-count="31990"/>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